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Ezra SIL1" svg:font-family="'Ezra SIL'"/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Ezra SIL" svg:font-family="'Ezr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officeooo:rsid="001c11cf" officeooo:paragraph-rsid="001d9a8d" style:font-name-complex="Ezra SIL"/>
    </style:style>
    <style:style style:name="P2" style:family="paragraph" style:parent-style-name="Standard">
      <style:text-properties style:font-name="Bitstream Vera Sans Mono" officeooo:rsid="001c11cf" officeooo:paragraph-rsid="001c11cf" style:font-name-complex="Ezra SIL"/>
    </style:style>
    <style:style style:name="P3" style:family="paragraph" style:parent-style-name="Standard">
      <style:text-properties style:font-name="Liberation Serif" officeooo:rsid="001c11cf" officeooo:paragraph-rsid="001c11cf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11cf" officeooo:paragraph-rsid="001c11cf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officeooo:rsid="001c11cf" officeooo:paragraph-rsid="001c11cf"/>
    </style:style>
    <style:style style:name="P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1c11cf" officeooo:paragraph-rsid="001c11cf"/>
    </style:style>
    <style:style style:name="P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1c11cf" officeooo:paragraph-rsid="00285743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2dee9" officeooo:paragraph-rsid="0022dee9"/>
    </style:style>
    <style:style style:name="P9" style:family="paragraph" style:parent-style-name="Standard">
      <style:text-properties style:font-name="Ezra SIL" officeooo:rsid="001d9a8d" officeooo:paragraph-rsid="001c11cf" style:font-name-complex="Ezra SIL1"/>
    </style:style>
    <style:style style:name="P10" style:family="paragraph" style:parent-style-name="Standard">
      <style:text-properties style:font-name="Ezra SIL" officeooo:rsid="001d9a8d" officeooo:paragraph-rsid="002996a6" style:font-name-complex="Ezra SIL1"/>
    </style:style>
    <style:style style:name="P11" style:family="paragraph" style:parent-style-name="Standard">
      <style:text-properties style:font-name="Bitstream Vera Sans Mono" officeooo:rsid="001c11cf" officeooo:paragraph-rsid="002996a6" style:font-name-complex="Ezra SIL"/>
    </style:style>
    <style:style style:name="P12" style:family="paragraph" style:parent-style-name="Standard">
      <style:text-properties style:font-name="Liberation Serif" officeooo:rsid="001c11cf" officeooo:paragraph-rsid="002996a6"/>
    </style:style>
    <style:style style:name="P1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09dd1" officeooo:paragraph-rsid="001c11cf"/>
    </style:style>
    <style:style style:name="P1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09dd1" officeooo:paragraph-rsid="002996a6"/>
    </style:style>
    <style:style style:name="P1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142ec" officeooo:paragraph-rsid="001c11cf"/>
    </style:style>
    <style:style style:name="P1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142ec" officeooo:paragraph-rsid="002996a6"/>
    </style:style>
    <style:style style:name="P1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1c11cf" officeooo:paragraph-rsid="00258047"/>
    </style:style>
    <style:style style:name="P1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1c11cf" officeooo:paragraph-rsid="002996a6"/>
    </style:style>
    <style:style style:name="P1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996a6" officeooo:paragraph-rsid="002996a6"/>
    </style:style>
    <style:style style:name="P2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22dee9" officeooo:paragraph-rsid="002996a6"/>
    </style:style>
    <style:style style:name="P2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officeooo:rsid="001c11cf" officeooo:paragraph-rsid="002996a6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2996a6" officeooo:paragraph-rsid="002996a6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officeooo:rsid="002996a6" officeooo:paragraph-rsid="002996a6"/>
    </style:style>
    <style:style style:name="P24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11cf" officeooo:paragraph-rsid="002996a6" style:font-weight-asian="bold" style:font-weight-complex="bold"/>
    </style:style>
    <style:style style:name="T1" style:family="text">
      <style:text-properties style:font-name="Liberation Serif1" officeooo:rsid="0022dee9"/>
    </style:style>
    <style:style style:name="T2" style:family="text">
      <style:text-properties officeooo:rsid="001ebc10"/>
    </style:style>
    <style:style style:name="T3" style:family="text">
      <style:text-properties officeooo:rsid="00209dd1"/>
    </style:style>
    <style:style style:name="T4" style:family="text">
      <style:text-properties officeooo:rsid="0022dee9"/>
    </style:style>
    <style:style style:name="T5" style:family="text">
      <style:text-properties officeooo:rsid="002857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Les alphabets grecs, latins et français</text:p>
      <text:p text:style-name="P4"/>
      <text:p text:style-name="P9"/>
      <text:p text:style-name="P1">alphabet grec<text:tab/><text:tab/>ΑΒΓΔΕ__ΗΙ_ΚΛΜΝΟΠ_ΡΣΤ___ΧΥΖ + ΘΞΦΨΩ</text:p>
      <text:p text:style-name="P2">alphabet latin<text:tab/><text:tab/>ABCDEFGHI_KLMNOPQRST_V_XYZ</text:p>
      <text:p text:style-name="P2">alphabet français<text:tab/>ABCDEFGHIJKLMNOPQRSTUVWXYZ</text:p>
      <text:p text:style-name="P2"/>
      <text:p text:style-name="P3">comment se prononce l’alphabet latin ?</text:p>
      <text:p text:style-name="P3"/>
      <text:p text:style-name="P5">(a) toutes les lettres se prononcent sauf le H<text:tab/><text:tab/><text:tab/>:<text:tab/>« est », « discipulus», « <text:span text:style-name="T3">et »</text:span></text:p>
      <text:p text:style-name="P6">(b) les Latins écrivaient tout en majuscule<text:tab/><text:tab/><text:tab/>:<text:tab/>« est » s’écrivait « EST »</text:p>
      <text:p text:style-name="P6">(c) les Latins écrivaient sans espace<text:tab/><text:tab/><text:tab/><text:tab/>:<text:tab/>« ESTDISCIPVLVS »</text:p>
      <text:p text:style-name="P7">(d) E se pronon<text:span text:style-name="T5">ce</text:span> « é », jamais « eu »<text:tab/><text:tab/><text:tab/>:<text:tab/>ELEPHANTVS</text:p>
      <text:p text:style-name="P6">(e) V se pronon<text:span text:style-name="T2">ce « ou » et s’écrit « u » en minuscule<text:tab/>:<text:tab/>DOMINVS</text:span></text:p>
      <text:p text:style-name="P13">(f) C se prononce « k »<text:tab/><text:tab/><text:tab/><text:tab/><text:tab/>:<text:tab/>CAESAR</text:p>
      <text:p text:style-name="P13">(g) G se prononce « gu »<text:tab/><text:tab/><text:tab/><text:tab/><text:tab/>:<text:tab/>GESTVS</text:p>
      <text:p text:style-name="P8">(h) QV se prononce « kw »<text:tab/><text:tab/><text:tab/><text:tab/><text:tab/>:<text:tab/>QVADRATVS</text:p>
      <text:p text:style-name="P15">(h) le R était roulé<text:tab/><text:tab/><text:tab/><text:tab/><text:tab/><text:tab/>:<text:tab/>ROMA</text:p>
      <text:p text:style-name="P17"><text:span text:style-name="T4">(i) certaines voyelles sont longues<text:tab/><text:tab/><text:tab/><text:tab/>:<text:tab/>quadrātus, R</text:span><text:span text:style-name="T1">ō</text:span><text:span text:style-name="T4">mā</text:span></text:p>
      <text:p text:style-name="P19">(j) dans « an/am », « en/em », … pas de nasalisation<text:tab/>:<text:tab/>emporium</text:p>
      <text:p text:style-name="P19"/>
      <text:p text:style-name="P23"/>
      <text:p text:style-name="P22"/>
      <text:p text:style-name="P17"/>
      <text:p text:style-name="P24"/>
      <text:p text:style-name="P24">Les alphabets grecs, latins et français</text:p>
      <text:p text:style-name="P24"/>
      <text:p text:style-name="P10"/>
      <text:p text:style-name="P11">alphabet grec<text:tab/><text:tab/>ΑΒΓΔΕ__ΗΙ_ΚΛΜΝΟΠ_ΡΣΤ___ΧΥΖ + ΘΞΦΨΩ</text:p>
      <text:p text:style-name="P11">alphabet latin<text:tab/><text:tab/>ABCDEFGHI_KLMNOPQRST_V_XYZ</text:p>
      <text:p text:style-name="P11">alphabet français<text:tab/>ABCDEFGHIJKLMNOPQRSTUVWXYZ</text:p>
      <text:p text:style-name="P11"/>
      <text:p text:style-name="P12">comment se prononce l’alphabet latin ?</text:p>
      <text:p text:style-name="P12"/>
      <text:p text:style-name="P21">(a) toutes les lettres se prononcent sauf le H<text:tab/><text:tab/><text:tab/>:<text:tab/>« est », « discipulus», « <text:span text:style-name="T3">et »</text:span></text:p>
      <text:p text:style-name="P18">(b) les Latins écrivaient tout en majuscule<text:tab/><text:tab/><text:tab/>:<text:tab/>« est » s’écrivait « EST »</text:p>
      <text:p text:style-name="P18">(c) les Latins écrivaient sans espace<text:tab/><text:tab/><text:tab/><text:tab/>:<text:tab/>« ESTDISCIPVLVS »</text:p>
      <text:p text:style-name="P18">(d) E se pronon<text:span text:style-name="T5">ce</text:span> « é », jamais « eu »<text:tab/><text:tab/><text:tab/>:<text:tab/>ELEPHANTVS</text:p>
      <text:p text:style-name="P18">(e) V se pronon<text:span text:style-name="T2">ce « ou » et s’écrit « u » en minuscule<text:tab/>:<text:tab/>DOMINVS</text:span></text:p>
      <text:p text:style-name="P14">(f) C se prononce « k »<text:tab/><text:tab/><text:tab/><text:tab/><text:tab/>:<text:tab/>CAESAR</text:p>
      <text:p text:style-name="P14">(g) G se prononce « gu »<text:tab/><text:tab/><text:tab/><text:tab/><text:tab/>:<text:tab/>GESTVS</text:p>
      <text:p text:style-name="P20">(h) QV se prononce « kw »<text:tab/><text:tab/><text:tab/><text:tab/><text:tab/>:<text:tab/>QVADRATVS</text:p>
      <text:p text:style-name="P16">(h) le R était roulé<text:tab/><text:tab/><text:tab/><text:tab/><text:tab/><text:tab/>:<text:tab/>ROMA</text:p>
      <text:p text:style-name="P18"><text:span text:style-name="T4">(i) certaines voyelles sont longues<text:tab/><text:tab/><text:tab/><text:tab/>:<text:tab/>quadrātus, R</text:span><text:span text:style-name="T1">ō</text:span><text:span text:style-name="T4">mā</text:span></text:p>
      <text:p text:style-name="P19">(j) dans « an/am », « en/em », … pas de nasalisation<text:tab/>:<text:tab/>empori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Ezra SIL1" svg:font-family="'Ezra SIL'"/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Ezra SIL" svg:font-family="'Ezr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2:07:54.548655123</meta:creation-date>
    <dc:date>2019-09-05T07:31:51.379489960</dc:date>
    <meta:editing-duration>PT25M3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302" meta:character-count="1618" meta:non-whitespace-character-count="1286"/>
  </office:meta>
</office:document-meta>
</file>